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Cove NF" svg:font-family="'CaskaydiaCove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1" style:family="table-row">
      <style:table-row-properties style:min-row-height="1.940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text-align="start" style:justify-single-word="false"/>
      <style:text-properties style:font-name="CaskaydiaCove NF" fo:font-size="6pt" style:font-size-asian="6pt" style:font-size-complex="6pt"/>
    </style:style>
    <style:style style:name="P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CaskaydiaCove NF" fo:font-size="6pt" style:font-size-asian="6pt" style:font-size-complex="6pt"/>
    </style:style>
    <style:style style:name="P3" style:family="paragraph" style:parent-style-name="Preformatted_20_Text">
      <style:paragraph-properties fo:text-align="start" style:justify-single-word="false"/>
      <style:text-properties style:font-name="CaskaydiaCove NF" fo:font-size="6pt" officeooo:paragraph-rsid="001ece1d" style:font-size-asian="6pt" style:font-size-complex="6pt"/>
    </style:style>
    <style:style style:name="P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CaskaydiaCove NF" fo:font-size="6pt" officeooo:paragraph-rsid="001ece1d" style:font-size-asian="6pt" style:font-size-complex="6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skaydiaCove NF" fo:font-size="8pt" style:font-size-asian="8pt" style:font-size-complex="8pt"/>
    </style:style>
    <style:style style:name="P6" style:family="paragraph" style:parent-style-name="Standard">
      <style:paragraph-properties fo:line-height="0.0902in"/>
      <style:text-properties style:font-name="CaskaydiaCove NF" fo:font-size="8pt" style:font-size-asian="8pt" style:font-size-complex="8pt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1ece1d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1ece1d"/>
    </style:style>
    <style:style style:name="T1" style:family="text">
      <style:text-properties style:font-name="CaskaydiaCove NF"/>
    </style:style>
    <style:style style:name="T2" style:family="text">
      <style:text-properties style:font-name="CaskaydiaCove NF" fo:font-size="8pt" officeooo:rsid="001ece1d" style:font-size-asian="8pt" style:font-size-complex="8pt"/>
    </style:style>
    <style:style style:name="T3" style:family="text">
      <style:text-properties style:font-name="CaskaydiaCove NF" fo:font-size="6pt" style:font-size-asian="6pt" style:font-size-complex="6pt"/>
    </style:style>
    <style:style style:name="T4" style:family="text">
      <style:text-properties style:font-name="CaskaydiaCove NF" fo:font-size="6pt" officeooo:rsid="001ece1d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7520</text:p>
      <text:p text:style-name="P6">.....................................................................................#...............</text:p>
      <text:p text:style-name="P6">.......#.....................................................................#.......................</text:p>
      <text:p text:style-name="P6">............#....#...................................................................................</text:p>
      <text:p text:style-name="P6">......................................................#.#....................................#.......</text:p>
      <text:p text:style-name="P6">......#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#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..................................#..............................#...................#.........</text:p>
      <text:p text:style-name="P6">.......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..........#................#...................................................................</text:p>
      <text:p text:style-name="P6">.....................................................................................................</text:p>
      <text:p text:style-name="P6">...............................................##..................................................#.</text:p>
      <text:p text:style-name="P6">......................#........#...........#.........................................................</text:p>
      <text:p text:style-name="P6">..............................................................................#......................</text:p>
      <text:p text:style-name="P6">.....................................................................................................</text:p>
      <text:p text:style-name="P6">.............................................................#.......................................</text:p>
      <text:p text:style-name="P6">...............................................................#.....................................</text:p>
      <text:p text:style-name="P6">...............................................#......#..............................................</text:p>
      <text:p text:style-name="P6">...........................................................................................#.........</text:p>
      <text:p text:style-name="P6">........................................................................................#...........#</text:p>
      <text:p text:style-name="P6">.....................................................................................................</text:p>
      <text:p text:style-name="P6">..................................................................................................#..</text:p>
      <text:p text:style-name="P6">.........................................................................#................#.#........</text:p>
      <text:p text:style-name="P6">.........................#.............#.............................................................</text:p>
      <text:p text:style-name="P6">..........................................................................#..........................</text:p>
      <text:p text:style-name="P6">...........................................................#.....................#...................</text:p>
      <text:p text:style-name="P6">..............................#......................................................................</text:p>
      <text:p text:style-name="P6">.............................#...................................................#.......#...........</text:p>
      <text:p text:style-name="P6">..............................................................................#...#..................</text:p>
      <text:p text:style-name="P6">.......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......................................#...........#..................#.........................</text:p>
      <text:p text:style-name="P6">.#................#.....................................................................#............</text:p>
      <text:p text:style-name="P6">............#.........#..............................................................................</text:p>
      <text:p text:style-name="P6">.....................................#......................#........................................</text:p>
      <text:p text:style-name="P6">...........................................................................................#.........</text:p>
      <text:p text:style-name="P6">......#..........#...................................................................................</text:p>
      <text:p text:style-name="P6">.......#.........#............................#..................................#.............#.....</text:p>
      <text:p text:style-name="P6">........................................................................#............................</text:p>
      <text:p text:style-name="P6">..................###############################....................................................</text:p>
      <text:p text:style-name="P6">..................#.............................#..........................#.........................</text:p>
      <text:p text:style-name="P6">..................#.............................#....................................................</text:p>
      <text:p text:style-name="P6">............#.....#.............................#....................................................</text:p>
      <text:p text:style-name="P6">..................#.............................#................................#...................</text:p>
      <text:p text:style-name="P6">..................#..............#..............#....................................................</text:p>
      <text:p text:style-name="P6">........#.........#.............###.............#...........#.............#..........................</text:p>
      <text:p text:style-name="P6">..................#............#####............#......................................#.............</text:p>
      <text:p text:style-name="P6">..................#...........#######...........#................................................#...</text:p>
      <text:p text:style-name="P6">..................#..........#########..........#.......................#............................</text:p>
      <text:p text:style-name="P6">..................#............#####............#.................................#..................</text:p>
      <text:p text:style-name="P6">..................#...........#######...........#......#.............................................</text:p>
      <text:p text:style-name="P6">..................#..........#########..........#.............................#.................#....</text:p>
      <text:p text:style-name="P6">.#................#.........###########.........#......#......................................#......</text:p>
      <text:p text:style-name="P6">...#..............#........#############........#...................................................</text:p>
      <text:p text:style-name="P6">..................#..........#########..........#....................................................</text:p>
      <text:p text:style-name="P6">..#...............#.........###########.........#....................................................</text:p>
      <text:p text:style-name="P6">..................#........#############........#............................#.......................</text:p>
      <text:p text:style-name="P6">..#...............#.......###############.......#....................................................</text:p>
      <text:p text:style-name="P6">..................#......#################......#....................................................</text:p>
      <text:p text:style-name="P6">..................#........#############........#...........................#........................</text:p>
      <text:p text:style-name="P6">..................#.......###############.......#...................#................................</text:p>
      <text:p text:style-name="P6">..................#......#################......#..................#.................................</text:p>
      <text:p text:style-name="P6">..................#.....###################.....#...........#........................................</text:p>
      <text:p text:style-name="P6">..................#....#####################....#.#...............#..................................</text:p>
      <text:p text:style-name="P6">..................#.............###.............#....................................................</text:p>
      <text:p text:style-name="P6">..#..#............#.............###.............#................................................#...</text:p>
      <text:p text:style-name="P6">#.................#.............###.............#.......#......#.........#...........................</text:p>
      <text:p text:style-name="P6">..................#.............................#....................................................</text:p>
      <text:p text:style-name="P6">..................#.............................#................................................##..</text:p>
      <text:p text:style-name="P6">..................#.............................#.................................#.........#........</text:p>
      <text:p text:style-name="P6">..................#.............................#....................................................</text:p>
      <text:p text:style-name="P6">..................###############################.....................................#..............</text:p>
      <text:p text:style-name="P6">.....................................................................................................</text:p>
      <text:p text:style-name="P6">......#...............#............................#.................................................</text:p>
      <text:p text:style-name="P6">..........................................................#......................................#...</text:p>
      <text:p text:style-name="P6">....................................................................................#................</text:p>
      <text:p text:style-name="P6">............................................#..........................................#.............</text:p>
      <text:p text:style-name="P6">....#................................................................................................</text:p>
      <text:p text:style-name="P6">.....................................................................................#...............</text:p>
      <text:p text:style-name="P6">............................#.........##.............................#...............................</text:p>
      <text:p text:style-name="P6">...........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........................#.........................................................................</text:p>
      <text:p text:style-name="P6">...........#................................................................................#........</text:p>
      <text:p text:style-name="P6">..............................#..............................#...........#.......................#...</text:p>
      <text:p text:style-name="P6">.......#.........#...........#.......................#...............................................</text:p>
      <text:p text:style-name="P6">........#............................................................................................</text:p>
      <text:p text:style-name="P6">.................#.............................................................#.....................</text:p>
      <text:p text:style-name="P6">...................................................#.................................................</text:p>
      <text:p text:style-name="P6">.....................................................................................................</text:p>
      <text:p text:style-name="P6">.................................................#...................................................</text:p>
      <text:p text:style-name="P6">...................................................................................#.................</text:p>
      <text:p text:style-name="P6">..................#........................................#.........................................</text:p>
      <text:p text:style-name="P6">........................................................#............................................</text:p>
      <text:p text:style-name="P6">......................................#............#....................#.........................#..</text:p>
      <text:p text:style-name="P6">..................................#....................................#.............................</text:p>
      <text:p text:style-name="P6">................#....................................................................#............#..</text:p>
      <text:p text:style-name="P6">..........#..........................................................................................</text:p>
      <text:p text:style-name="P6">.....................................................................................................</text:p>
      <text:p text:style-name="P6">...#.........................................................#....................................…</text:p>
      <text:p text:style-name="P7"><text:span text:style-name="T2">I got him.<text:line-break/><text:line-break/><text:line-break/><text:line-break/></text:span><text:soft-page-break/><text:span text:style-name="T2">Input<text:line-break/>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8"><text:span text:style-name="T3">p=84,26 v=99,-23</text:span></text:p>
            <text:p text:style-name="P3">p=98,17 v=-41,-46</text:p>
            <text:p text:style-name="P3">p=3,84 v=-17,-23</text:p>
            <text:p text:style-name="P3">p=92,66 v=36,-4</text:p>
            <text:p text:style-name="P3">p=16,102 v=95,-60</text:p>
            <text:p text:style-name="P3">p=14,90 v=-71,-62</text:p>
            <text:p text:style-name="P3">p=26,29 v=91,-20</text:p>
            <text:p text:style-name="P3">p=74,36 v=67,30</text:p>
            <text:p text:style-name="P3">p=59,66 v=86,-4</text:p>
            <text:p text:style-name="P3">p=32,47 v=-79,7</text:p>
            <text:p text:style-name="P3">p=82,42 v=3,-84</text:p>
            <text:p text:style-name="P3">p=61,16 v=28,34</text:p>
            <text:p text:style-name="P3">p=82,9 v=-84,-78</text:p>
            <text:p text:style-name="P3">p=5,71 v=16,84</text:p>
            <text:p text:style-name="P3">p=15,79 v=-48,75</text:p>
            <text:p text:style-name="P3">p=76,92 v=-32,68</text:p>
            <text:p text:style-name="P3">p=43,93 v=54,78</text:p>
            <text:p text:style-name="P3">p=22,73 v=-49,68</text:p>
            <text:p text:style-name="P3">p=79,13 v=-78,-55</text:p>
            <text:p text:style-name="P3">p=61,17 v=1,90</text:p>
            <text:p text:style-name="P3">p=71,58 v=-73,16</text:p>
            <text:p text:style-name="P3">p=60,63 v=-31,87</text:p>
            <text:p text:style-name="P3">p=8,41 v=-17,-96</text:p>
            <text:p text:style-name="P3">p=13,51 v=-16,-51</text:p>
            <text:p text:style-name="P3">p=86,15 v=12,-65</text:p>
            <text:p text:style-name="P3">p=35,71 v=57,3</text:p>
            <text:p text:style-name="P3">p=77,81 v=89,86</text:p>
            <text:p text:style-name="P3">p=100,37 v=93,-84</text:p>
            <text:p text:style-name="P3">p=31,38 v=22,20</text:p>
            <text:p text:style-name="P3">p=9,98 v=99,-47</text:p>
            <text:p text:style-name="P3">p=29,21 v=72,-76</text:p>
            <text:p text:style-name="P3">p=67,99 v=76,-25</text:p>
            <text:p text:style-name="P3">p=62,67 v=54,78</text:p>
            <text:p text:style-name="P3">p=80,79 v=-1,91</text:p>
            <text:p text:style-name="P3">p=74,7 v=51,-42</text:p>
            <text:p text:style-name="P3">p=31,57 v=30,70</text:p>
            <text:p text:style-name="P3">p=7,74 v=57,-75</text:p>
            <text:p text:style-name="P3">p=49,29 v=-9,34</text:p>
            <text:p text:style-name="P3">p=27,70 v=-45,-54</text:p>
            <text:p text:style-name="P3">p=96,30 v=47,-77</text:p>
            <text:p text:style-name="P3">p=7,22 v=-65,52</text:p>
            <text:p text:style-name="P3">p=50,53 v=15,-1</text:p>
            <text:p text:style-name="P3">p=37,44 v=46,-96</text:p>
            <text:p text:style-name="P3">p=85,87 v=-10,-25</text:p>
            <text:p text:style-name="P3">p=91,8 v=47,-56</text:p>
            <text:p text:style-name="P3">p=96,11 v=-50,-67</text:p>
            <text:p text:style-name="P3">p=75,85 v=80,90</text:p>
            <text:p text:style-name="P3">p=51,72 v=41,79</text:p>
            <text:p text:style-name="P3">p=81,67 v=-93,-25</text:p>
            <text:p text:style-name="P3">p=78,51 v=65,-99</text:p>
            <text:p text:style-name="P3">p=94,21 v=15,38</text:p>
            <text:p text:style-name="P3">p=41,63 v=-77,89</text:p>
            <text:p text:style-name="P3">p=98,11 v=-52,31</text:p>
            <text:p text:style-name="P3">p=97,53 v=67,12</text:p>
            <text:p text:style-name="P3">p=10,93 v=78,-74</text:p>
            <text:p text:style-name="P3">p=13,23 v=53,40</text:p>
            <text:p text:style-name="P3">p=73,39 v=-11,58</text:p>
            <text:p text:style-name="P3">p=82,54 v=45,-39</text:p>
            <text:p text:style-name="P3">p=4,14 v=-52,60</text:p>
            <text:p text:style-name="P3">p=69,85 v=-93,86</text:p>
            <text:p text:style-name="P3">p=88,27 v=-98,-64</text:p>
            <text:p text:style-name="P3">p=54,88 v=50,-27</text:p>
            <text:p text:style-name="P3">p=53,84 v=-82,-15</text:p>
            <text:p text:style-name="P3">p=47,51 v=24,61</text:p>
            <text:p text:style-name="P3">p=100,94 v=-54,-52</text:p>
            <text:p text:style-name="P3">p=91,23 v=1,-66</text:p>
            <text:p text:style-name="P3">p=95,45 v=-42,7</text:p>
            <text:p text:style-name="P3">p=76,92 v=80,53</text:p>
            <text:p text:style-name="P3">p=29,0 v=13,-29</text:p>
            <text:p text:style-name="P3">p=38,46 v=40,2</text:p>
            <text:p text:style-name="P3">p=29,19 v=-24,-59</text:p>
            <text:p text:style-name="P3">p=4,53 v=-74,11</text:p>
            <text:p text:style-name="P3">p=77,87 v=45,-13</text:p>
            <text:p text:style-name="P3">p=75,12 v=-82,-52</text:p>
            <text:p text:style-name="P3">p=95,84 v=38,93</text:p>
            <text:p text:style-name="P3">p=52,52 v=20,17</text:p>
            <text:p text:style-name="P3">p=16,0 v=-83,51</text:p>
            <text:p text:style-name="P3">p=68,21 v=98,-72</text:p>
            <text:p text:style-name="P3">p=9,54 v=-76,20</text:p>
            <text:p text:style-name="P3">p=27,9 v=9,-55</text:p>
            <text:p text:style-name="P3">p=32,44 v=-11,-96</text:p>
            <text:p text:style-name="P3">p=90,59 v=67,6</text:p>
            <text:p text:style-name="P3">p=68,52 v=65,30</text:p>
            <text:p text:style-name="P3">p=71,44 v=-3,11</text:p>
            <text:p text:style-name="P3">p=6,14 v=16,44</text:p>
            <text:p text:style-name="P3">p=10,0 v=18,-40</text:p>
            <text:p text:style-name="P3">p=85,41 v=17,90</text:p>
            <text:p text:style-name="P3">p=15,4 v=-59,57</text:p>
            <text:p text:style-name="P3">p=44,65 v=2,97</text:p>
            <text:p text:style-name="P3">p=15,78 v=53,-48</text:p>
            <text:p text:style-name="P3">p=34,12 v=46,53</text:p>
            <text:p text:style-name="P3">p=43,45 v=86,-83</text:p>
            <text:p text:style-name="P3">p=76,52 v=-92,-81</text:p>
            <text:p text:style-name="P3">p=11,80 v=97,-24</text:p>
            <text:p text:style-name="P3">p=37,3 v=48,63</text:p>
            <text:p text:style-name="P3">p=1,54 v=49,-5</text:p>
            <text:p text:style-name="P3">p=45,61 v=-5,81</text:p>
            <text:p text:style-name="P3">p=71,63 v=87,95</text:p>
            <text:p text:style-name="P3">p=72,40 v=-83,32</text:p>
            <text:p text:style-name="P3">p=10,9 v=-83,47</text:p>
          </table:table-cell>
          <table:table-cell table:style-name="Table1.A1" office:value-type="string">
            <text:p text:style-name="P3">p=3,23 v=-10,-73</text:p>
            <text:p text:style-name="P3">p=84,1 v=85,52</text:p>
            <text:p text:style-name="P3">p=52,24 v=-18,36</text:p>
            <text:p text:style-name="P3">p=76,37 v=21,-84</text:p>
            <text:p text:style-name="P3">p=49,26 v=20,11</text:p>
            <text:p text:style-name="P3">p=66,54 v=30,-4</text:p>
            <text:p text:style-name="P3">p=24,66 v=-61,79</text:p>
            <text:p text:style-name="P3">p=34,22 v=41,-90</text:p>
            <text:p text:style-name="P3">p=43,6 v=-52,-66</text:p>
            <text:p text:style-name="P3">p=15,30 v=68,6</text:p>
            <text:p text:style-name="P3">p=72,74 v=-55,93</text:p>
            <text:p text:style-name="P3">p=35,25 v=24,-66</text:p>
            <text:p text:style-name="P3">p=80,21 v=56,36</text:p>
            <text:p text:style-name="P3">p=43,67 v=59,95</text:p>
            <text:p text:style-name="P3">p=61,39 v=-69,-88</text:p>
            <text:p text:style-name="P3">p=61,93 v=-66,65</text:p>
            <text:p text:style-name="P3">p=18,94 v=97,74</text:p>
            <text:p text:style-name="P3">p=4,43 v=13,-75</text:p>
            <text:p text:style-name="P3">p=13,62 v=-74,-91</text:p>
            <text:p text:style-name="P3">p=61,27 v=32,-59</text:p>
            <text:p text:style-name="P3">p=28,88 v=55,-19</text:p>
            <text:p text:style-name="P3">p=52,55 v=-94,-60</text:p>
            <text:p text:style-name="P3">p=83,37 v=46,97</text:p>
            <text:p text:style-name="P3">p=2,72 v=-52,-77</text:p>
            <text:p text:style-name="P3">p=35,31 v=-33,23</text:p>
            <text:p text:style-name="P3">p=75,73 v=30,-12</text:p>
            <text:p text:style-name="P3">p=55,7 v=87,-70</text:p>
            <text:p text:style-name="P3">p=48,52 v=-41,-22</text:p>
            <text:p text:style-name="P3">p=50,15 v=39,-54</text:p>
            <text:p text:style-name="P3">p=35,69 v=63,-92</text:p>
            <text:p text:style-name="P3">p=40,55 v=-20,-84</text:p>
            <text:p text:style-name="P3">p=51,27 v=61,-67</text:p>
            <text:p text:style-name="P3">p=24,29 v=62,21</text:p>
            <text:p text:style-name="P3">p=12,14 v=86,45</text:p>
            <text:p text:style-name="P3">p=57,29 v=-99,-66</text:p>
            <text:p text:style-name="P3">p=82,74 v=16,26</text:p>
            <text:p text:style-name="P3">p=2,40 v=-32,-69</text:p>
            <text:p text:style-name="P3">p=23,14 v=-81,49</text:p>
            <text:p text:style-name="P3">p=89,70 v=-32,99</text:p>
            <text:p text:style-name="P3">p=4,27 v=60,-67</text:p>
            <text:p text:style-name="P3">p=34,10 v=-77,-57</text:p>
            <text:p text:style-name="P3">p=40,73 v=88,73</text:p>
            <text:p text:style-name="P3">p=26,38 v=-90,21</text:p>
            <text:p text:style-name="P3">p=31,25 v=45,15</text:p>
            <text:p text:style-name="P3">p=93,8 v=-65,54</text:p>
            <text:p text:style-name="P3">p=61,25 v=-69,-79</text:p>
            <text:p text:style-name="P3">p=13,63 v=19,27</text:p>
            <text:p text:style-name="P3">p=58,13 v=15,-42</text:p>
            <text:p text:style-name="P3">p=29,1 v=3,65</text:p>
            <text:p text:style-name="P3">p=65,59 v=41,15</text:p>
            <text:p text:style-name="P3">p=86,69 v=-89,-14</text:p>
            <text:p text:style-name="P3">p=23,63 v=-87,-79</text:p>
            <text:p text:style-name="P3">p=14,7 v=81,-54</text:p>
            <text:p text:style-name="P3">p=3,92 v=-96,61</text:p>
            <text:p text:style-name="P3">p=78,24 v=-34,-70</text:p>
            <text:p text:style-name="P3">p=48,30 v=-22,10</text:p>
            <text:p text:style-name="P3">p=59,79 v=85,66</text:p>
            <text:p text:style-name="P3">p=91,7 v=5,-60</text:p>
            <text:p text:style-name="P3">p=61,25 v=-20,41</text:p>
            <text:p text:style-name="P3">p=5,90 v=60,87</text:p>
            <text:p text:style-name="P3">p=68,9 v=-24,25</text:p>
            <text:p text:style-name="P3">p=27,55 v=42,9</text:p>
            <text:p text:style-name="P3">p=48,41 v=37,-78</text:p>
            <text:p text:style-name="P3">p=43,44 v=80,-68</text:p>
            <text:p text:style-name="P3">p=73,20 v=30,-49</text:p>
            <text:p text:style-name="P3">p=13,62 v=-19,-3</text:p>
            <text:p text:style-name="P3">p=46,11 v=24,50</text:p>
            <text:p text:style-name="P3">p=17,90 v=86,75</text:p>
            <text:p text:style-name="P3">p=77,18 v=-84,79</text:p>
            <text:p text:style-name="P3">p=5,52 v=4,-30</text:p>
            <text:p text:style-name="P3">p=28,63 v=34,41</text:p>
            <text:p text:style-name="P3">p=72,83 v=87,-15</text:p>
            <text:p text:style-name="P3">p=11,16 v=51,-60</text:p>
            <text:p text:style-name="P3">p=4,33 v=-63,-71</text:p>
            <text:p text:style-name="P3">p=70,77 v=34,-25</text:p>
            <text:p text:style-name="P3">p=37,46 v=22,-20</text:p>
            <text:p text:style-name="P3">p=87,49 v=-25,2</text:p>
            <text:p text:style-name="P3">p=89,16 v=45,-59</text:p>
            <text:p text:style-name="P3">p=9,82 v=-33,97</text:p>
            <text:p text:style-name="P3">p=66,27 v=87,-72</text:p>
            <text:p text:style-name="P3">p=64,97 v=-38,-40</text:p>
            <text:p text:style-name="P3">p=51,90 v=-73,76</text:p>
            <text:p text:style-name="P3">p=25,57 v=-68,-95</text:p>
            <text:p text:style-name="P3">p=41,13 v=8,-48</text:p>
            <text:p text:style-name="P3">p=39,13 v=59,29</text:p>
            <text:p text:style-name="P3">p=42,51 v=13,9</text:p>
            <text:p text:style-name="P3">p=70,102 v=-14,-54</text:p>
            <text:p text:style-name="P3">p=41,69 v=2,83</text:p>
            <text:p text:style-name="P3">p=74,7 v=-10,39</text:p>
            <text:p text:style-name="P3">p=91,63 v=32,-99</text:p>
            <text:p text:style-name="P3">p=6,22 v=-70,-55</text:p>
            <text:p text:style-name="P3">p=78,5 v=-12,37</text:p>
            <text:p text:style-name="P3">p=54,76 v=-46,-84</text:p>
            <text:p text:style-name="P3">p=17,19 v=-4,-62</text:p>
            <text:p text:style-name="P3">p=70,101 v=76,58</text:p>
            <text:p text:style-name="P3">p=71,94 v=41,74</text:p>
            <text:p text:style-name="P3">p=16,91 v=18,-32</text:p>
            <text:p text:style-name="P3">p=10,90 v=95,-53</text:p>
            <text:p text:style-name="P3">p=97,61 v=71,5</text:p>
            <text:p text:style-name="P3">p=63,49 v=-73,-70</text:p>
          </table:table-cell>
          <table:table-cell table:style-name="Table1.A1" office:value-type="string">
            <text:p text:style-name="P3">p=85,27 v=-76,-56</text:p>
            <text:p text:style-name="P3">p=98,11 v=47,47</text:p>
            <text:p text:style-name="P3">p=58,7 v=-5,46</text:p>
            <text:p text:style-name="P3">p=5,48 v=-6,-94</text:p>
            <text:p text:style-name="P3">p=4,90 v=-87,-16</text:p>
            <text:p text:style-name="P3">p=55,84 v=-3,-29</text:p>
            <text:p text:style-name="P3">p=74,1 v=95,-35</text:p>
            <text:p text:style-name="P3">p=3,43 v=35,28</text:p>
            <text:p text:style-name="P3">p=11,29 v=91,40</text:p>
            <text:p text:style-name="P3">p=10,11 v=38,31</text:p>
            <text:p text:style-name="P3">p=61,44 v=-19,10</text:p>
            <text:p text:style-name="P3">p=87,52 v=76,96</text:p>
            <text:p text:style-name="P3">p=3,92 v=27,67</text:p>
            <text:p text:style-name="P3">p=68,64 v=87,-6</text:p>
            <text:p text:style-name="P3">p=74,88 v=87,-34</text:p>
            <text:p text:style-name="P3">p=24,52 v=43,-61</text:p>
            <text:p text:style-name="P3">p=91,10 v=-65,-63</text:p>
            <text:p text:style-name="P3">p=65,98 v=49,-21</text:p>
            <text:p text:style-name="P3">p=88,66 v=-71,-46</text:p>
            <text:p text:style-name="P3">p=21,84 v=-26,93</text:p>
            <text:p text:style-name="P3">p=7,69 v=84,81</text:p>
            <text:p text:style-name="P3">p=43,21 v=6,-9</text:p>
            <text:p text:style-name="P3">p=43,64 v=-73,-19</text:p>
            <text:p text:style-name="P3">p=35,47 v=79,-88</text:p>
            <text:p text:style-name="P3">p=54,21 v=39,-62</text:p>
            <text:p text:style-name="P3">p=20,63 v=-33,27</text:p>
            <text:p text:style-name="P3">p=21,51 v=99,10</text:p>
            <text:p text:style-name="P3">p=16,82 v=-72,-31</text:p>
            <text:p text:style-name="P3">p=23,10 v=-2,-45</text:p>
            <text:p text:style-name="P3">p=37,33 v=-22,21</text:p>
            <text:p text:style-name="P3">p=41,74 v=-9,88</text:p>
            <text:p text:style-name="P3">p=31,96 v=-15,65</text:p>
            <text:p text:style-name="P3">p=37,12 v=46,55</text:p>
            <text:p text:style-name="P3">p=72,54 v=-54,-52</text:p>
            <text:p text:style-name="P3">p=9,58 v=-28,-87</text:p>
            <text:p text:style-name="P3">p=0,13 v=-96,-50</text:p>
            <text:p text:style-name="P3">p=65,70 v=18,11</text:p>
            <text:p text:style-name="P3">p=32,38 v=90,-84</text:p>
            <text:p text:style-name="P3">p=97,67 v=40,-3</text:p>
            <text:p text:style-name="P3">p=45,17 v=90,57</text:p>
            <text:p text:style-name="P3">p=36,85 v=2,83</text:p>
            <text:p text:style-name="P3">p=29,39 v=63,78</text:p>
            <text:p text:style-name="P3">p=51,99 v=-7,-40</text:p>
            <text:p text:style-name="P3">p=18,93 v=18,-30</text:p>
            <text:p text:style-name="P3">p=75,93 v=-12,65</text:p>
            <text:p text:style-name="P3">p=1,85 v=27,-20</text:p>
            <text:p text:style-name="P3">p=17,84 v=97,72</text:p>
            <text:p text:style-name="P3">p=3,68 v=-74,96</text:p>
            <text:p text:style-name="P3">p=72,22 v=-49,52</text:p>
            <text:p text:style-name="P3">p=18,65 v=-50,1</text:p>
            <text:p text:style-name="P3">p=71,16 v=63,-59</text:p>
            <text:p text:style-name="P3">p=36,44 v=-20,85</text:p>
            <text:p text:style-name="P3">p=77,21 v=-27,96</text:p>
            <text:p text:style-name="P3">p=70,54 v=95,-70</text:p>
            <text:p text:style-name="P3">p=20,5 v=-44,-9</text:p>
            <text:p text:style-name="P3">p=97,64 v=55,94</text:p>
            <text:p text:style-name="P3">p=49,82 v=35,-16</text:p>
            <text:p text:style-name="P3">p=63,54 v=2,-51</text:p>
            <text:p text:style-name="P3">p=88,101 v=1,65</text:p>
            <text:p text:style-name="P3">p=1,3 v=-89,-34</text:p>
            <text:p text:style-name="P3">p=29,97 v=-24,-42</text:p>
            <text:p text:style-name="P3">p=45,46 v=-66,14</text:p>
            <text:p text:style-name="P3">p=51,33 v=68,35</text:p>
            <text:p text:style-name="P3">p=91,29 v=-78,-35</text:p>
            <text:p text:style-name="P3">p=10,56 v=-83,31</text:p>
            <text:p text:style-name="P3">p=11,94 v=-41,-15</text:p>
            <text:p text:style-name="P3">p=63,76 v=19,90</text:p>
            <text:p text:style-name="P3">p=84,84 v=21,84</text:p>
            <text:p text:style-name="P3">p=24,41 v=-79,25</text:p>
            <text:p text:style-name="P3">p=94,82 v=23,85</text:p>
            <text:p text:style-name="P3">p=60,52 v=-48,-4</text:p>
            <text:p text:style-name="P3">p=47,36 v=66,-51</text:p>
            <text:p text:style-name="P3">p=0,49 v=-6,-90</text:p>
            <text:p text:style-name="P3">p=40,23 v=-99,-63</text:p>
            <text:p text:style-name="P3">p=21,79 v=-64,-40</text:p>
            <text:p text:style-name="P3">p=71,18 v=-14,-67</text:p>
            <text:p text:style-name="P3">p=53,44 v=-51,7</text:p>
            <text:p text:style-name="P3">p=71,40 v=83,51</text:p>
            <text:p text:style-name="P3">p=96,87 v=93,-29</text:p>
            <text:p text:style-name="P3">p=46,64 v=22,88</text:p>
            <text:p text:style-name="P3">p=3,53 v=44,-52</text:p>
            <text:p text:style-name="P3">p=54,57 v=74,-95</text:p>
            <text:p text:style-name="P3">p=61,63 v=-95,-12</text:p>
            <text:p text:style-name="P3">p=96,82 v=3,-17</text:p>
            <text:p text:style-name="P3">p=41,96 v=5,89</text:p>
            <text:p text:style-name="P3">p=7,46 v=-19,20</text:p>
            <text:p text:style-name="P3">p=2,7 v=55,33</text:p>
            <text:p text:style-name="P3">p=27,15 v=29,33</text:p>
            <text:p text:style-name="P3">p=54,64 v=-7,2</text:p>
            <text:p text:style-name="P3">p=84,58 v=-93,59</text:p>
            <text:p text:style-name="P3">p=80,24 v=56,5</text:p>
            <text:p text:style-name="P3">p=23,13 v=66,-56</text:p>
            <text:p text:style-name="P3">p=93,100 v=-89,45</text:p>
            <text:p text:style-name="P3">p=89,82 v=91,69</text:p>
            <text:p text:style-name="P3">p=55,90 v=96,-5</text:p>
            <text:p text:style-name="P3">p=43,41 v=16,-93</text:p>
            <text:p text:style-name="P3">p=54,70 v=28,-85</text:p>
            <text:p text:style-name="P3">p=50,64 v=-33,-22</text:p>
            <text:p text:style-name="P3">p=99,35 v=71,17</text:p>
            <text:p text:style-name="P3">p=23,77 v=11,-3</text:p>
          </table:table-cell>
          <table:table-cell table:style-name="Table1.A1" office:value-type="string">
            <text:p text:style-name="P3">p=78,99 v=43,-38</text:p>
            <text:p text:style-name="P3">p=3,80 v=-57,8</text:p>
            <text:p text:style-name="P3">p=22,75 v=-48,-18</text:p>
            <text:p text:style-name="P3">p=3,94 v=-98,-33</text:p>
            <text:p text:style-name="P3">p=72,89 v=-90,39</text:p>
            <text:p text:style-name="P3">p=87,84 v=67,61</text:p>
            <text:p text:style-name="P3">p=28,0 v=22,55</text:p>
            <text:p text:style-name="P3">p=65,55 v=82,70</text:p>
            <text:p text:style-name="P3">p=55,48 v=17,-96</text:p>
            <text:p text:style-name="P3">p=11,37 v=-33,52</text:p>
            <text:p text:style-name="P3">p=63,63 v=-94,9</text:p>
            <text:p text:style-name="P3">p=0,10 v=-78,59</text:p>
            <text:p text:style-name="P3">p=91,17 v=23,-58</text:p>
            <text:p text:style-name="P3">p=56,77 v=72,81</text:p>
            <text:p text:style-name="P3">p=99,47 v=14,19</text:p>
            <text:p text:style-name="P3">p=15,18 v=31,24</text:p>
            <text:p text:style-name="P3">p=47,9 v=56,-13</text:p>
            <text:p text:style-name="P3">p=38,11 v=-9,-50</text:p>
            <text:p text:style-name="P3">p=93,2 v=-76,47</text:p>
            <text:p text:style-name="P3">p=97,52 v=-45,-32</text:p>
            <text:p text:style-name="P3">p=51,44 v=-65,68</text:p>
            <text:p text:style-name="P3">p=15,2 v=-83,72</text:p>
            <text:p text:style-name="P3">p=15,99 v=97,54</text:p>
            <text:p text:style-name="P3">p=85,81 v=45,78</text:p>
            <text:p text:style-name="P3">p=11,57 v=3,-13</text:p>
            <text:p text:style-name="P3">p=91,30 v=11,56</text:p>
            <text:p text:style-name="P3">p=42,90 v=-75,73</text:p>
            <text:p text:style-name="P3">p=24,7 v=99,-68</text:p>
            <text:p text:style-name="P3">p=55,58 v=83,-7</text:p>
            <text:p text:style-name="P3">p=35,4 v=15,31</text:p>
            <text:p text:style-name="P3">p=21,39 v=42,27</text:p>
            <text:p text:style-name="P3">p=62,9 v=6,-48</text:p>
            <text:p text:style-name="P3">p=59,99 v=-20,46</text:p>
            <text:p text:style-name="P3">p=93,71 v=1,96</text:p>
            <text:p text:style-name="P3">p=31,3 v=77,-47</text:p>
            <text:p text:style-name="P3">p=98,11 v=25,-52</text:p>
            <text:p text:style-name="P3">p=28,41 v=92,22</text:p>
            <text:p text:style-name="P3">p=90,64 v=93,81</text:p>
            <text:p text:style-name="P3">p=64,93 v=-71,-28</text:p>
            <text:p text:style-name="P3">p=31,65 v=-74,-47</text:p>
            <text:p text:style-name="P3">p=62,44 v=21,30</text:p>
            <text:p text:style-name="P3">p=35,22 v=-76,5</text:p>
            <text:p text:style-name="P3">p=69,2 v=-4,47</text:p>
            <text:p text:style-name="P3">p=34,28 v=52,32</text:p>
            <text:p text:style-name="P3">p=3,37 v=-17,21</text:p>
            <text:p text:style-name="P3">p=43,92 v=90,-50</text:p>
            <text:p text:style-name="P3">p=16,59 v=29,-1</text:p>
            <text:p text:style-name="P3">p=41,6 v=57,-50</text:p>
            <text:p text:style-name="P3">p=93,58 v=-74,-16</text:p>
            <text:p text:style-name="P3">p=88,60 v=-2,-10</text:p>
            <text:p text:style-name="P3">p=62,19 v=-51,37</text:p>
            <text:p text:style-name="P3">p=30,80 v=79,83</text:p>
            <text:p text:style-name="P3">p=75,14 v=-84,79</text:p>
            <text:p text:style-name="P3">p=77,10 v=-34,-71</text:p>
            <text:p text:style-name="P3">p=92,60 v=21,13</text:p>
            <text:p text:style-name="P3">p=21,25 v=-26,-67</text:p>
            <text:p text:style-name="P3">p=88,101 v=57,80</text:p>
            <text:p text:style-name="P3">p=60,93 v=14,-99</text:p>
            <text:p text:style-name="P3">p=55,33 v=61,-77</text:p>
            <text:p text:style-name="P3">p=76,51 v=-60,67</text:p>
            <text:p text:style-name="P3">p=23,31 v=-48,25</text:p>
            <text:p text:style-name="P3">p=47,28 v=71,18</text:p>
            <text:p text:style-name="P3">p=6,10 v=-6,55</text:p>
            <text:p text:style-name="P3">p=74,29 v=-51,-56</text:p>
            <text:p text:style-name="P3">p=43,49 v=-66,15</text:p>
            <text:p text:style-name="P3">p=53,15 v=17,46</text:p>
            <text:p text:style-name="P3">p=34,89 v=-90,-28</text:p>
            <text:p text:style-name="P3">p=53,12 v=26,-53</text:p>
            <text:p text:style-name="P3">p=68,96 v=32,68</text:p>
            <text:p text:style-name="P3">p=10,50 v=-6,5</text:p>
            <text:p text:style-name="P3">p=30,7 v=69,80</text:p>
            <text:p text:style-name="P3">p=2,69 v=60,84</text:p>
            <text:p text:style-name="P3">p=78,74 v=32,-12</text:p>
            <text:p text:style-name="P3">p=83,87 v=-8,-31</text:p>
            <text:p text:style-name="P3">p=86,86 v=48,-45</text:p>
            <text:p text:style-name="P3">p=19,6 v=7,-48</text:p>
            <text:p text:style-name="P3">p=53,32 v=-55,-89</text:p>
            <text:p text:style-name="P3">p=32,35 v=-23,-39</text:p>
            <text:p text:style-name="P3">p=95,23 v=-87,43</text:p>
            <text:p text:style-name="P3">p=56,82 v=50,-22</text:p>
            <text:p text:style-name="P3">p=28,101 v=99,-36</text:p>
            <text:p text:style-name="P3">p=8,77 v=5,-13</text:p>
            <text:p text:style-name="P3">p=74,21 v=-27,-90</text:p>
            <text:p text:style-name="P3">p=68,59 v=98,-6</text:p>
            <text:p text:style-name="P3">p=83,93 v=21,76</text:p>
            <text:p text:style-name="P3">p=80,24 v=-91,-78</text:p>
            <text:p text:style-name="P3">p=7,78 v=47,-8</text:p>
            <text:p text:style-name="P3">p=19,81 v=90,-14</text:p>
            <text:p text:style-name="P3">p=96,20 v=-30,44</text:p>
            <text:p text:style-name="P3">p=70,54 v=-14,10</text:p>
            <text:p text:style-name="P3">p=93,25 v=-65,33</text:p>
            <text:p text:style-name="P3">p=51,76 v=26,90</text:p>
            <text:p text:style-name="P3">p=79,25 v=45,-69</text:p>
            <text:p text:style-name="P3">p=89,6 v=-47,-54</text:p>
            <text:p text:style-name="P3">p=32,78 v=62,18</text:p>
            <text:p text:style-name="P3">p=98,32 v=57,23</text:p>
            <text:p text:style-name="P3">p=34,30 v=-22,-91</text:p>
            <text:p text:style-name="P3">p=37,94 v=-72,86</text:p>
            <text:p text:style-name="P3">p=81,94 v=-45,63</text:p>
            <text:p text:style-name="P3">p=20,37 v=-24,29</text:p>
          </table:table-cell>
          <table:table-cell table:style-name="Table1.E1" office:value-type="string">
            <text:p text:style-name="P3">p=2,63 v=-26,-19</text:p>
            <text:p text:style-name="P3">p=4,29 v=-72,-68</text:p>
            <text:p text:style-name="P3">p=18,95 v=45,71</text:p>
            <text:p text:style-name="P3">p=64,84 v=28,-25</text:p>
            <text:p text:style-name="P3">p=8,32 v=84,-93</text:p>
            <text:p text:style-name="P3">p=15,3 v=-6,-41</text:p>
            <text:p text:style-name="P3">p=42,53 v=81,-92</text:p>
            <text:p text:style-name="P3">p=20,73 v=79,72</text:p>
            <text:p text:style-name="P3">p=43,3 v=28,-38</text:p>
            <text:p text:style-name="P3">p=86,85 v=-21,72</text:p>
            <text:p text:style-name="P3">p=97,29 v=69,36</text:p>
            <text:p text:style-name="P3">p=23,74 v=-55,72</text:p>
            <text:p text:style-name="P3">p=83,87 v=45,-26</text:p>
            <text:p text:style-name="P3">p=70,0 v=-93,57</text:p>
            <text:p text:style-name="P3">p=61,0 v=-25,74</text:p>
            <text:p text:style-name="P3">p=22,0 v=-35,56</text:p>
            <text:p text:style-name="P3">p=12,8 v=-70,34</text:p>
            <text:p text:style-name="P3">p=27,24 v=66,-74</text:p>
            <text:p text:style-name="P3">p=27,87 v=29,78</text:p>
            <text:p text:style-name="P3">p=36,98 v=68,72</text:p>
            <text:p text:style-name="P3">p=26,40 v=40,-82</text:p>
            <text:p text:style-name="P3">p=38,34 v=-80,6</text:p>
            <text:p text:style-name="P3">p=34,83 v=33,74</text:p>
            <text:p text:style-name="P3">p=23,24 v=9,27</text:p>
            <text:p text:style-name="P3">p=46,96 v=96,-43</text:p>
            <text:p text:style-name="P3">p=80,41 v=52,19</text:p>
            <text:p text:style-name="P3">p=33,10 v=37,-47</text:p>
            <text:p text:style-name="P3">p=47,15 v=74,73</text:p>
            <text:p text:style-name="P3">p=25,102 v=-3,-72</text:p>
            <text:p text:style-name="P3">p=73,63 v=-71,-1</text:p>
            <text:p text:style-name="P3">p=27,78 v=-2,83</text:p>
            <text:p text:style-name="P3">p=28,8 v=18,55</text:p>
            <text:p text:style-name="P3">p=95,102 v=-39,-42</text:p>
            <text:p text:style-name="P3">p=65,69 v=-38,-16</text:p>
            <text:p text:style-name="P3">p=54,17 v=-18,48</text:p>
            <text:p text:style-name="P3">p=63,64 v=96,96</text:p>
            <text:p text:style-name="P3">p=3,32 v=-37,33</text:p>
            <text:p text:style-name="P3">p=96,84 v=36,61</text:p>
            <text:p text:style-name="P3">p=67,9 v=67,-54</text:p>
            <text:p text:style-name="P3">p=88,54 v=-74,-52</text:p>
            <text:p text:style-name="P3">p=70,52 v=52,14</text:p>
            <text:p text:style-name="P3">p=97,81 v=-55,-56</text:p>
            <text:p text:style-name="P3">p=4,11 v=40,54</text:p>
            <text:p text:style-name="P3">p=51,9 v=-16,-97</text:p>
            <text:p text:style-name="P3">p=59,88 v=85,75</text:p>
            <text:p text:style-name="P3">p=58,24 v=72,-67</text:p>
            <text:p text:style-name="P3">p=73,59 v=76,-93</text:p>
            <text:p text:style-name="P3">p=34,40 v=81,2</text:p>
            <text:p text:style-name="P3">p=38,22 v=94,52</text:p>
            <text:p text:style-name="P3">p=77,27 v=78,39</text:p>
            <text:p text:style-name="P3">p=65,50 v=28,16</text:p>
            <text:p text:style-name="P3">p=63,14 v=-38,-48</text:p>
            <text:p text:style-name="P3">p=13,70 v=-24,75</text:p>
            <text:p text:style-name="P3">p=60,16 v=12,-9</text:p>
            <text:p text:style-name="P3">p=43,65 v=92,50</text:p>
            <text:p text:style-name="P3">p=66,31 v=-24,-65</text:p>
            <text:p text:style-name="P3">p=67,32 v=10,4</text:p>
            <text:p text:style-name="P3">p=20,27 v=-27,97</text:p>
            <text:p text:style-name="P3">p=87,35 v=-52,38</text:p>
            <text:p text:style-name="P3">p=69,86 v=80,-41</text:p>
            <text:p text:style-name="P3">p=55,81 v=4,-15</text:p>
            <text:p text:style-name="P3">p=11,102 v=-28,54</text:p>
            <text:p text:style-name="P3">p=34,74 v=52,-16</text:p>
            <text:p text:style-name="P3">p=74,90 v=19,77</text:p>
            <text:p text:style-name="P3">p=100,71 v=-63,-17</text:p>
            <text:p text:style-name="P3">p=16,27 v=-52,30</text:p>
            <text:p text:style-name="P3">p=77,75 v=-59,-50</text:p>
            <text:p text:style-name="P3">p=18,76 v=27,81</text:p>
            <text:p text:style-name="P3">p=65,99 v=42,-45</text:p>
            <text:p text:style-name="P3">p=30,15 v=-79,48</text:p>
            <text:p text:style-name="P3">p=4,95 v=80,-31</text:p>
            <text:p text:style-name="P3">p=81,87 v=83,15</text:p>
            <text:p text:style-name="P3">p=22,31 v=33,34</text:p>
            <text:p text:style-name="P3">p=46,77 v=-43,-42</text:p>
            <text:p text:style-name="P3">p=36,37 v=-99,27</text:p>
            <text:p text:style-name="P3">p=35,86 v=29,20</text:p>
            <text:p text:style-name="P3">p=54,16 v=-9,-77</text:p>
            <text:p text:style-name="P3">p=58,5 v=-38,-34</text:p>
            <text:p text:style-name="P3">p=40,26 v=4,-53</text:p>
            <text:p text:style-name="P3">p=31,36 v=56,-5</text:p>
            <text:p text:style-name="P3">p=46,101 v=-5,97</text:p>
            <text:p text:style-name="P3">p=99,97 v=47,88</text:p>
            <text:p text:style-name="P3">p=52,42 v=94,-81</text:p>
            <text:p text:style-name="P3">p=92,100 v=95,65</text:p>
            <text:p text:style-name="P3">p=86,19 v=-78,-48</text:p>
            <text:p text:style-name="P3">p=75,100 v=-23,63</text:p>
            <text:p text:style-name="P3">p=74,38 v=98,-99</text:p>
            <text:p text:style-name="P3">p=61,92 v=-42,-40</text:p>
            <text:p text:style-name="P3">p=70,98 v=8,63</text:p>
            <text:p text:style-name="P3">p=4,82 v=-74,-32</text:p>
            <text:p text:style-name="P3">p=79,1 v=63,-33</text:p>
            <text:p text:style-name="P3">p=5,49 v=-17,11</text:p>
            <text:p text:style-name="P3">p=55,39 v=-82,-68</text:p>
            <text:p text:style-name="P3">p=91,98 v=-96,64</text:p>
            <text:p text:style-name="P3">p=55,82 v=24,77</text:p>
            <text:p text:style-name="P3">p=54,48 v=83,13</text:p>
            <text:p text:style-name="P3">p=0,23 v=-19,-74</text:p>
            <text:p text:style-name="P3">p=25,50 v=48,36</text:p>
            <text:p text:style-name="P3">p=99,21 v=36,-68</text:p>
            <text:p text:style-name="P3">p=26,33 v=9,9</text:p>
          </table:table-cell>
        </table:table-row>
      </table:table>
      <text:p text:style-name="P8"><text:soft-page-break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Cove NF" svg:font-family="'CaskaydiaCove NF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6:43:24.273650800</meta:creation-date>
    <dc:date>2024-12-14T16:52:27.345180807</dc:date>
    <meta:editing-duration>PT9M5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3" meta:paragraph-count="605" meta:word-count="1108" meta:character-count="18210" meta:non-whitespace-character-count="17703"/>
  </office:meta>
</office:document-meta>
</file>